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start" style:justify-single-word="false"/>
      <style:text-properties officeooo:paragraph-rsid="00f336c8"/>
    </style:style>
    <style:style style:name="P70" style:family="paragraph" style:parent-style-name="Standard">
      <style:paragraph-properties fo:text-align="start" style:justify-single-word="false"/>
      <style:text-properties officeooo:rsid="00fa7049" officeooo:paragraph-rsid="00fa7049"/>
    </style:style>
    <style:style style:name="P71"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72" style:family="paragraph" style:parent-style-name="Text_20_body">
      <style:paragraph-properties fo:margin-top="0in" fo:margin-bottom="0in" style:contextual-spacing="false" fo:text-align="start" style:justify-single-word="false"/>
      <style:text-properties officeooo:paragraph-rsid="00d81d44"/>
    </style:style>
    <style:style style:name="P73" style:family="paragraph" style:parent-style-name="Text_20_body">
      <style:paragraph-properties fo:margin-top="0in" fo:margin-bottom="0in" style:contextual-spacing="false" fo:text-align="center" style:justify-single-word="false"/>
      <style:text-properties officeooo:paragraph-rsid="00d81d44"/>
    </style:style>
    <style:style style:name="P74"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1"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12"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3"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14"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15"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6"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7"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8"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d38eb1" style:font-weight-asian="normal" style:font-weight-complex="normal"/>
    </style:style>
    <style:style style:name="T21" style:family="text">
      <style:text-properties fo:font-weight="normal" officeooo:rsid="00d2fb36"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db07f3" style:font-style-asian="italic" style:font-style-complex="italic"/>
    </style:style>
    <style:style style:name="T24" style:family="text">
      <style:text-properties fo:font-style="italic" officeooo:rsid="00e1c3e8" style:font-style-asian="italic" style:font-style-complex="italic"/>
    </style:style>
    <style:style style:name="T25" style:family="text">
      <style:text-properties fo:font-style="italic" officeooo:rsid="00ee025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8"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31" style:family="text">
      <style:text-properties fo:color="#e8eaed" loext:opacity="100%" style:font-name="Noto Sans Mono" officeooo:rsid="006be239"/>
    </style:style>
    <style:style style:name="T32" style:family="text">
      <style:text-properties fo:color="#e8eaed" loext:opacity="100%" style:font-name="Noto Sans Mono" officeooo:rsid="006c6b10"/>
    </style:style>
    <style:style style:name="T33" style:family="text">
      <style:text-properties officeooo:rsid="00db07f3"/>
    </style:style>
    <style:style style:name="T34" style:family="text">
      <style:text-properties fo:font-style="normal" style:font-style-asian="normal" style:font-style-complex="normal"/>
    </style:style>
    <style:style style:name="T35" style:family="text">
      <style:text-properties style:text-position="super 58%" fo:font-style="italic" officeooo:rsid="00db07f3" style:font-style-asian="italic" style:font-style-complex="italic"/>
    </style:style>
    <style:style style:name="T36" style:family="text">
      <style:text-properties officeooo:rsid="00dcb84d"/>
    </style:style>
    <style:style style:name="T37" style:family="text">
      <style:text-properties officeooo:rsid="00dfc328"/>
    </style:style>
    <style:style style:name="T38" style:family="text">
      <style:text-properties officeooo:rsid="00e19aa0"/>
    </style:style>
    <style:style style:name="T39" style:family="text">
      <style:text-properties officeooo:rsid="00e1c3e8"/>
    </style:style>
    <style:style style:name="T40" style:family="text">
      <style:text-properties officeooo:rsid="00e37684"/>
    </style:style>
    <style:style style:name="T41" style:family="text">
      <style:text-properties officeooo:rsid="00e3db4b"/>
    </style:style>
    <style:style style:name="T42" style:family="text">
      <style:text-properties officeooo:rsid="00e72dda"/>
    </style:style>
    <style:style style:name="T43" style:family="text">
      <style:text-properties fo:font-weight="bold" officeooo:rsid="00eeee35" style:font-weight-asian="bold" style:font-weight-complex="bold"/>
    </style:style>
    <style:style style:name="T44" style:family="text">
      <style:text-properties officeooo:rsid="00ea286f"/>
    </style:style>
    <style:style style:name="T45" style:family="text">
      <style:text-properties officeooo:rsid="00ee0250"/>
    </style:style>
    <style:style style:name="T46" style:family="text">
      <style:text-properties officeooo:rsid="00eeee35"/>
    </style:style>
    <style:style style:name="T47" style:family="text">
      <style:text-properties officeooo:rsid="00ef29be"/>
    </style:style>
    <style:style style:name="T48" style:family="text">
      <style:text-properties officeooo:rsid="00f09c3d"/>
    </style:style>
    <style:style style:name="T49" style:family="text">
      <style:text-properties officeooo:rsid="00f1cb1c"/>
    </style:style>
    <style:style style:name="T50" style:family="text">
      <style:text-properties officeooo:rsid="00f40c93"/>
    </style:style>
    <style:style style:name="T51" style:family="text">
      <style:text-properties officeooo:rsid="00f40f7f"/>
    </style:style>
    <style:style style:name="T52"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22">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22">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22">"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8">I woke at seven, put on my shorts, my green Idaho Down shirt, packed my blue bag with phone, wallet, journal and cup, put on my hat, sprayed my rug with Febreze </text:span><text:span text:style-name="T29">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7">I walked around Staples and found nothing of interest. Cait texted me, saying, “</text:span><text:span text:style-name="T30">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30"><text:s text:c="3"/>I had texted Hannah saying, “</text:span><text:span text:style-name="T11">Met a bookbinder in the park today and am realizing this is gonna be an inescapable new hobby” and when I walked out of Stapes, she said, “Ooh!! Say more”</text:span></text:p>
      <text:p text:style-name="P24"><text:s text:c="3"/>I said, “Okay, you asked for it.”</text:p>
      <text:p text:style-name="P20"><text:span text:style-name="T11"><text:s text:c="3"/></text:span><text:span text:style-name="T12">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8"><text:s text:c="3"/>All this bc I walked downtown to try out bronner’s shaving soap from FBF</text:span><text:span text:style-name="T9">C</text:span></text:p>
      <text:p text:style-name="P21"><text:span text:style-name="T9"><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9"><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9">waters, so I went upstairs to grab one, cleaned up the last of my trash from the night before, took down all the experiments, </text:span><text:span text:style-name="T20">my phone, </text:span><text:span text:style-name="T19">a lighter, my empty coffee cup and a hop water. </text:span><text:span text:style-name="T20">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9"><text:s text:c="3"/>I would have probably continued experimenting if I hadn’t used up a whole roll last night, but the thought of having to refill </text:span><text:span text:style-name="T20">the printer </text:span><text:span text:style-name="T19">restrained me a bit. </text:span></text:p>
      <text:p text:style-name="P36"><text:span text:style-name="T21"><text:s text:c="3"/></text:span><text:span text:style-name="T19">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9"><text:s text:c="3"/>I decided I would drive to Aldi for peas, grapes and Cheez-Its, but, as I was passing the Brew Pump, I noticed a pizza truck I’d never tried. The pies were 12”, which sounded big enough, so I ordered </text:span><text:span text:style-name="T26">The Beef</text:span><text:span text:style-name="T19">,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72"><text:span text:style-name="Source_20_Text"><text:span text:style-name="T14"/></text:span></text:p>
      <text:p text:style-name="P72"><text:span text:style-name="Source_20_Text"><text:span text:style-name="T14"/></text:span></text:p>
      <text:p text:style-name="P72"><text:span text:style-name="Source_20_Text"><text:span text:style-name="T14"/></text:span></text:p>
      <text:p text:style-name="P73"><text:soft-page-break/><text:span text:style-name="Source_20_Text"><text:span text:style-name="T14">. . .</text:span></text:span></text:p>
      <text:p text:style-name="P73"><text:span text:style-name="Source_20_Text"><text:span text:style-name="T14"/></text:span></text:p>
      <text:p text:style-name="P72"><text:span text:style-name="Source_20_Text"><text:span text:style-name="T14">I alternated between transcribing my 2022 journal, reviewing my March 2024 journal and reading </text:span></text:span><text:span text:style-name="Source_20_Text"><text:span text:style-name="T18">The Electricity of Every Living Thing</text:span></text:span><text:span text:style-name="Source_20_Text"><text:span text:style-name="T14">. I also took a bath with a proper shave. I knew I would message Hannah as soon as I had finished her book, wishing her a nice gig </text:span></text:span><text:span text:style-name="Source_20_Text"><text:span text:style-name="T15">as well</text:span></text:span><text:span text:style-name="Source_20_Text"><text:span text:style-name="T14">, but she liked my three previous messages just seconds before I could send </text:span></text:span><text:span text:style-name="Source_20_Text"><text:span text:style-name="T15">one</text:span></text:span><text:span text:style-name="Source_20_Text"><text:span text:style-name="T14">, and, I presume</text:span></text:span><text:span text:style-name="Source_20_Text"><text:span text:style-name="T15">d</text:span></text:span><text:span text:style-name="Source_20_Text"><text:span text:style-name="T14">, disappeared.</text:span></text:span></text:p>
      <text:p text:style-name="P72"><text:span text:style-name="Source_20_Text"><text:span text:style-name="T14"><text:s text:c="3"/>I wrote in my journal feeling a little sad after a nice day. Of course Hannah responded as soon as I put down my phone. </text:span></text:span></text:p>
      <text:p text:style-name="P72"><text:span text:style-name="Source_20_Text"><text:span text:style-name="T14"/></text:span></text:p>
      <text:p text:style-name="P72"><text:span text:style-name="Source_20_Text"><text:span text:style-name="T14">There was a beautiful girl drinking alone at the Brew Pump today, first on the swing, then watching television. I'm still wondering what it would have been like to talk to her.</text:span></text:span></text:p>
      <text:p text:style-name="P72"><text:span text:style-name="Source_20_Text"><text:span text:style-name="T14"/></text:span></text:p>
      <text:p text:style-name="P74"><text:span text:style-name="Source_20_Text"><text:span text:style-name="T17">VII.VIII</text:span></text:span></text:p>
      <text:p text:style-name="P72"><text:span text:style-name="Source_20_Text"><text:span text:style-name="T15"/></text:span></text:p>
      <text:p text:style-name="P72"><text:span text:style-name="Source_20_Text"><text:span text:style-name="T15">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6">separately</text:span></text:span><text:span text:style-name="Source_20_Text"><text:span text:style-name="T15">. I was the only one who spoke up </text:span></text:span><text:soft-page-break/><text:span text:style-name="Source_20_Text"><text:span text:style-name="T15">saying I didn’t like that plan, and so, we got permission to take the whole building home, as it was a cruise ship. I was thrown overboard at one point onto an interstate, but managed to parkour back on while a DOT person wasn’t looking.</text:span></text:span></text:p>
      <text:p text:style-name="P72"><text:span text:style-name="Source_20_Text"><text:span text:style-name="T15"><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72"><text:span text:style-name="Source_20_Text"><text:span text:style-name="T15"><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72"><text:span text:style-name="Source_20_Text"><text:span text:style-name="T15"><text:s text:c="3"/>I walked upstairs and wrote in my journal.</text:span></text:span></text:p>
      <text:p text:style-name="P72"><text:span text:style-name="Source_20_Text"><text:span text:style-name="T15"/></text:span></text:p>
      <text:p text:style-name="P72"><text:span text:style-name="Source_20_Text"><text:span text:style-name="T15">I have decided I am going to order refill journals from </text:span></text:span><text:span text:style-name="Source_20_Text"><text:span text:style-name="T13">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71"><text:span text:style-name="Source_20_Text"><text:span text:style-name="T31"><text:s text:c="3"/>The search continues . . . </text:span></text:span><text:span text:style-name="Source_20_Text"><text:span text:style-name="T32">Instead, I bought a DESIGNPHIL Midori B6 graph ruled book for $8 and </text:span></text:span><text:soft-page-break/><text:span text:style-name="Source_20_Text"><text:span text:style-name="T32">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22"><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22"><text:s text:c="3"/>wyndham is staying at the house while we're gone but is also working some shifts so we will need some chuck coverage if you're available - I'll send days and times over soon. no presh though!</text:span></text:p>
      <text:p text:style-name="P45"><text:span text:style-name="T22"/></text:p>
      <text:p text:style-name="P66">I'm staying at Scott's the 16-20th but happy to swing by</text:p>
      <text:p text:style-name="P66"/>
      <text:p text:style-name="P64">oh nice! so glad you'll get another myrtle hang!</text:p>
      <text:p text:style-name="P64">such a great place to stay too!</text:p>
      <text:p text:style-name="P64"><text:s text:c="3"/>chuck coverage days/times:</text:p>
      <text:p text:style-name="P64"><text:s text:c="3"/>tue 7.9 - 530</text:p>
      <text:p text:style-name="P64"><text:s text:c="3"/>fri 7.12 - 530</text:p>
      <text:p text:style-name="P64"><text:s text:c="3"/>sun 7.14 - 330</text:p>
      <text:p text:style-name="P64"><text:soft-page-break/><text:s text:c="3"/>tue 7.16 - 530</text:p>
      <text:p text:style-name="P45"><text:span text:style-name="T22"><text:s text:c="3"/>I have a couple other folks than can help out so let me know which feel best with your schedule</text:span></text:p>
      <text:p text:style-name="P45"><text:span text:style-name="T22"/></text:p>
      <text:p text:style-name="P66">Might have to let you know about the 12th on the day of but I can do the rest</text:p>
      <text:p text:style-name="P45"/>
      <text:p text:style-name="P64">you're the best - I'll get the 12th covered don't worry bout it<text:span text:style-name="T34">”</text:span></text:p>
      <text:p text:style-name="P64"><text:span text:style-name="T34"/></text:p>
      <text:p text:style-name="P46"><text:s text:c="3"/><text:span text:style-name="T33">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33"><text:s text:c="3"/>I walked up to Kota Kai, ordered a drip, accidentally didn’t tip, sat on the couch and wrote in my journal by hand, which feels quite natural for now. Pages are swiftly running out, though. . .I walked down to Hendrix, </text:span><text:span text:style-name="T36">finding a copy of Camus’ The Stranger along the way. I </text:span><text:span text:style-name="T33">let Charlie out, raided the fridge, took a picture of Nubs and sent a DM to Hannah saying, “Did you have to shriek?”</text:span></text:p>
      <text:p text:style-name="P47"><text:s text:c="3"/><text:span text:style-name="T33">She said:</text:span></text:p>
      <text:p text:style-name="P47"><text:span text:style-name="T23"><text:s text:c="3"/>“Nope! And I got plenty of coffee :-)</text:span></text:p>
      <text:p text:style-name="P46"><text:span text:style-name="T23"><text:s text:c="3"/>How’s your day going?</text:span><text:span text:style-name="T33">”</text:span></text:p>
      <text:p text:style-name="P46"/>
      <text:p text:style-name="P49"><text:s text:c="3"/><text:span text:style-name="T23">Gooooood, just been drinking coffee, transcribing 2021 journals and now checking on Nubs/Charlie and raiding the Williams fridge</text:span></text:p>
      <text:p text:style-name="P49"><text:span text:style-name="T23">I was thinking about Aldi on the way home but it <text:s text:c="6"/>appears there’s plenty here to sustain me for a few days synce Wynham is staying here and vegan</text:span></text:p>
      <text:p text:style-name="P46"/>
      <text:p text:style-name="P65"><text:soft-page-break/><text:span text:style-name="T33">Ahhh. Wait which place are you staying? The Williams?</text:span></text:p>
      <text:p text:style-name="P46"/>
      <text:p text:style-name="P48"><text:s text:c="2"/><text:span text:style-name="T23">I’m just checking in periodically, currently residing at my typical place of residence on Meyers</text:span></text:p>
      <text:p text:style-name="P48"><text:span text:style-name="T23"><text:s text:c="4"/>Til the 16</text:span><text:span text:style-name="T35">th</text:span><text:span text:style-name="T23"> when I go to ScottLand</text:span></text:p>
      <text:p text:style-name="P48"><text:span text:style-name="T23"/></text:p>
      <text:p text:style-name="P50"><text:span text:style-name="T22">Ahhh that makes sense!</text:span></text:p>
      <text:p text:style-name="P50"><text:span text:style-name="T22"/></text:p>
      <text:p text:style-name="P51"><text:span text:style-name="T22">What state are you in? (mainly physical but mental is acceptable as well)</text:span></text:p>
      <text:p text:style-name="P51"><text:span text:style-name="T22"/></text:p>
      <text:p text:style-name="P50"><text:span text:style-name="T22">A state of slightly needing to pee</text:span></text:p>
      <text:p text:style-name="P50"><text:span text:style-name="T22"><text:s text:c="3"/>Ohio!</text:span></text:p>
      <text:p text:style-name="P50"><text:span text:style-name="T22"/></text:p>
      <text:p text:style-name="P51"><text:span text:style-name="T22">Oh man that’s a long one</text:span></text:p>
      <text:p text:style-name="P51"><text:span text:style-name="T22">Round on the outsides and hi in the middle</text:span></text:p>
      <text:p text:style-name="P51"><text:span text:style-name="T22"/></text:p>
      <text:p text:style-name="P50"><text:span text:style-name="T22">20 minutes above Cincinnati</text:span></text:p>
      <text:p text:style-name="P50"><text:span text:style-name="T22"><text:s text:c="3"/>Under six hours to go</text:span></text:p>
      <text:p text:style-name="P50"><text:span text:style-name="T22"/></text:p>
      <text:p text:style-name="P51"><text:span text:style-name="T22">Sweet, like five more hours of mostly Kentuckessee and then you’re coming up the mountains</text:span></text:p>
      <text:p text:style-name="P51"><text:span text:style-name="T22">It’s hot again</text:span></text:p>
      <text:p text:style-name="P51"><text:span text:style-name="T22">You missed the one cool day</text:span>”</text:p>
      <text:p text:style-name="P51"/>
      <text:p text:style-name="P50"><text:span text:style-name="T22"><text:s text:c="3"/></text:span>I sent a picture of Charlie with her tongue out, <text:span text:style-name="T36">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7">instead </text:span><text:span text:style-name="T36">wrote them by hand. . .I walked up to Kota Kai, got another drip from </text:span><text:soft-page-break/><text:span text:style-name="T36">Paul(?,) walked across the street to the Brew Pump, sat at a picnic table and wrote in my journal. . .I showed off said journal to </text:span><text:span text:style-name="T37">old </text:span><text:span text:style-name="T36">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8">I made a pita wrap with ham, turkey and American cheese, transcribed a buch of entries, flossed, took a bath, shaved my face, brushed my teeth, transcribed, and, not long after Erica had left, packed f</text:span><text:span text:style-name="T39">our Athletics in my bag, cracked open a fifth and</text:span><text:span text:style-name="T38"> walked up to </text:span><text:span text:style-name="T39">the Brew Pump.</text:span></text:p>
      <text:p text:style-name="P55"><text:s text:c="3"/><text:span text:style-name="T39">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39">I decided to leave when the sun went down. I had to pee real bad, and there’s finally a sign on the shed door that reads, “</text:span><text:span text:style-name="T24">DO NOT PEE BEHIND SHED,</text:span><text:span text:style-name="T39">” so I quickly walked home, took off my bag, realized I had one more Athletic, sat down and wrote in my journal. </text:span></text:p>
      <text:p text:style-name="P55"/>
      <text:p text:style-name="P62"><text:span text:style-name="T39">I’m now questioning my idea to have a page break after prints. To be honest, a print is not a relevant fact to the reader, so the only reason to do it is to increase the possibility of post-print edits, in case I really want to change a page or two</text:span><text:span text:style-name="T40">. . .</text:span><text:span text:style-name="T41">I’ve decided I don’t like it. The compromise will be that I can only do it at the end of a day.</text:span></text:p>
      <text:p text:style-name="P56"><text:s text:c="3"/><text:span text:style-name="T47">T</text:span><text:span text:style-name="T41">hat way, whenever I print, it will always start on a fresh day! That might be creatively helpful in some way. </text:span><text:span text:style-name="T42">This day is seven pages now. What is my plan, again? </text:span><text:span text:style-name="T44">(This next part has been re-written </text:span><text:span text:style-name="T45">11</text:span><text:span text:style-name="T44"> times now.)</text:span></text:p>
      <text:p text:style-name="P56"><text:s text:c="3"/><text:span text:style-name="T25">For every print session, the first new date must start on a new page.</text:span><text:span text:style-name="T45">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6">Laying in bed thinking about this has made me realize it’s stupid.</text:span></text:p>
      <text:p text:style-name="P57"><text:s text:c="3"/><text:span text:style-name="T46">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8">t.</text:span></text:p>
      <text:p text:style-name="P57"><text:soft-page-break/><text:span text:style-name="T43"/></text:p>
      <text:p text:style-name="P57"><text:span text:style-name="T43"/></text:p>
      <text:p text:style-name="P57"><text:span text:style-name="T43"/></text:p>
      <text:p text:style-name="P57"><text:span text:style-name="T43">VII.IX</text:span></text:p>
      <text:p text:style-name="P63"/>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7">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7">Haywood Road,” we said.</text:span></text:p>
      <text:p text:style-name="P58"><text:s text:c="3"/><text:span text:style-name="T47">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49">(I will try it now anyway.) </text:span>I decided that, even though this entry started on a new page naturally, I gave it two additional <text:span text:style-name="T48">lines of blank space</text:span>.</text:p>
      <text:p text:style-name="P60"/>
      <text:p text:style-name="P61">/ / /</text:p>
      <text:p text:style-name="P61"><text:soft-page-break/></text:p>
      <text:p text:style-name="P60"/>
      <text:p text:style-name="P60"/>
      <text:p text:style-name="P62">I went downstairs and drank a coffee in the Hammock while listening to Erica worry about deciding what things to take to France. I looked at <text:span text:style-name="T52">stuff</text:span> on my phone, got up, <text:span text:style-name="T52">p</text:span>ut one more shot in my cup, went upstairs and wrote in my journal at 12:35. . .<text:span text:style-name="T50">I transcribed 2021 journals starting with Feb 6. </text:span><text:span text:style-name="T51">Erica came upstairs and said, “I was gonna ask you something but I forgot what it was… Oh, do you want any computer books?”</text:span></text:p>
      <text:p text:style-name="P69"><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69"><text:span text:style-name="T5"/></text:p>
      <text:p text:style-name="P67">“Do you have a gig on the 19th? Do you want to come play that little festival in VA with me? It's 3-4:30, pays decently well, $200 per person at least!</text:p>
      <text:p text:style-name="P67"/>
      <text:p text:style-name="P67"><text:tab/><text:tab/>Shoot! I'm playing with Dan at 6 so <text:tab/><text:tab/><text:tab/>that's probably too tight a squeeze. <text:tab/><text:tab/>Where in Virginia is it?</text:p>
      <text:p text:style-name="P67"/>
      <text:p text:style-name="P67">That's ok! It probably is - it's in Marion.</text:p>
      <text:p text:style-name="P67"/>
      <text:p text:style-name="P67"><text:tab/><text:tab/>Ah yeah, two hours, sorry, wish I <text:tab/><text:tab/><text:tab/>could!</text:p>
      <text:p text:style-name="P67"/>
      <text:p text:style-name="P67">It's okay! How's your day going?</text:p>
      <text:p text:style-name="P67"/>
      <text:p text:style-name="P67"><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7"/>
      <text:p text:style-name="P67">A crazy dream?!</text:p>
      <text:p text:style-name="P67">I am trying not to stress about all the things I have left undone that I came home to</text:p>
      <text:p text:style-name="P67">Having a little bit of a brutal reentry</text:p>
      <text:p text:style-name="P67"/>
      <text:p text:style-name="P67"><text:tab/><text:tab/>coming home from tour is the worst, <text:tab/><text:tab/><text:tab/>100%</text:p>
      <text:p text:style-name="P67"/>
      <text:p text:style-name="P67">Thank you for validating 🤪</text:p>
      <text:p text:style-name="P67"/>
      <text:p text:style-name="P67"><text:tab/><text:tab/>I'll probably be walking around <text:tab/><text:tab/><text:tab/>Haywood road 6:30ish if that would <text:tab/><text:tab/><text:tab/>help you collect your thoughts</text:p>
      <text:p text:style-name="P67"/>
      <text:p text:style-name="P67">I had a lot of time to think and notice all these ways I need to level up and places where i need to fix or mend things </text:p>
      <text:p text:style-name="P67">OK! I think I have to go to a lazoom photo shoot for a little bit, but I'm waiting to hear what time that starts tonight</text:p>
      <text:p text:style-name="P67">I'd love to do a walk, just not sure when I can start!</text:p>
      <text:p text:style-name="P67">Thanks for the offer.</text:p>
      <text:p text:style-name="P67"/>
      <text:p text:style-name="P67"><text:tab/><text:tab/>well Charlie is my only obligation <text:tab/><text:tab/><text:tab/>today and the rain should be over by <text:tab/><text:tab/>then so consider me flexible”</text:p>
      <text:p text:style-name="P67"/>
      <text:p text:style-name="P67"/>
      <text:p text:style-name="P67"/>
      <text:p text:style-name="P67"/>
      <text:p text:style-name="P68">/ / /</text:p>
      <text:p text:style-name="P69"><text:soft-page-break/><text:span text:style-name="T6"><text:s text:c="3"/>I cobbled all of this into my journal while confirming the </text:span><text:span text:style-name="T7">logistics</text:span><text:span text:style-name="T6"> of the gig with Dan.</text:span></text:p>
      <text:p text:style-name="P69"><text:span text:style-name="T6"><text:s text:c="3"/>“Just heard back from them,” he said. “they would like us to get there around 3:30 or so if that's possible”</text:span></text:p>
      <text:p text:style-name="P69"><text:span text:style-name="T6"><text:s text:c="3"/>I said that works for me but who is them and where is there?</text:span></text:p>
      <text:p text:style-name="P69"><text:span text:style-name="T6"><text:s text:c="3"/>“</text:span><text:span text:style-name="T10">Them = arboretum </text:span></text:p>
      <text:p text:style-name="P69"><text:span text:style-name="T10"><text:s text:c="3"/>There = arboretum as well</text:span><text:span text:style-name="T6">”</text:span></text:p>
      <text:p text:style-name="P69"><text:span text:style-name="T6"/></text:p>
      <text:p text:style-name="P70"><text:span text:style-name="T6">M</text:span><text:span text:style-name="T2">y print breaks finally make sense to me, I think. I can basically put them at the end of any page, and they will serve to alert future me where the next print should begin. Neat! As best as I can figure, a page may sometimes start with a line-break elipsis, or end with a print break, but never bo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4:32:02.404110508</dc:date>
    <meta:editing-duration>P4DT14H13M29S</meta:editing-duration>
    <meta:editing-cycles>174</meta:editing-cycles>
    <meta:generator>LibreOffice/7.3.7.2$Linux_X86_64 LibreOffice_project/30$Build-2</meta:generator>
    <meta:print-date>2024-07-09T14:25:08.015405854</meta:print-date>
    <meta:document-statistic meta:table-count="0" meta:image-count="0" meta:object-count="0" meta:page-count="168" meta:paragraph-count="1255" meta:word-count="42846" meta:character-count="223440" meta:non-whitespace-character-count="179895"/>
  </office:meta>
</office:document-meta>
</file>